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officeooo:rsid="0012da53" officeooo:paragraph-rsid="0012da53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weight="bold" officeooo:rsid="0012da53" officeooo:paragraph-rsid="0012da53" style:font-weight-asian="bold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weight="normal" officeooo:rsid="0012da53" officeooo:paragraph-rsid="0012da53" style:font-weight-asian="normal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officeooo:rsid="0012da53" officeooo:paragraph-rsid="0012da53"/>
    </style:style>
    <style:style style:name="T1" style:family="text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NORMALIZACION BASE DE DATOS</text:p>
      <text:p text:style-name="P2"/>
      <text:p text:style-name="P3">ARQUITECTURA DE DATOS</text:p>
      <text:p text:style-name="P3"/>
      <text:p text:style-name="P1">NRC:80131</text:p>
      <text:p text:style-name="P1"/>
      <text:p text:style-name="P1">Dorian Joseph Esguerra Perilla </text:p>
      <text:p text:style-name="P1"/>
      <text:p text:style-name="P1">ID:831244</text:p>
      <text:p text:style-name="P1"/>
      <text:p text:style-name="P1">Hery David Acosta Ladino </text:p>
      <text:p text:style-name="P1"/>
      <text:p text:style-name="P1">ID:</text:p>
      <text:p text:style-name="P1"/>
      <text:p text:style-name="P1">Pagina web en:</text:p>
      <text:p text:style-name="P1"/>
      <text:p text:style-name="P4"><text:a xlink:type="simple" xlink:href="https://kalytheos.github.io/Normalizacion/" text:style-name="Internet_20_link" text:visited-style-name="Visited_20_Internet_20_Link"><text:span text:style-name="T1">https://kalytheos.github.io/Normalizacion/</text:span></text:a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s" fo:country="CO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es" fo:country="CO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7T03:28:42.393568015</meta:creation-date>
    <dc:date>2025-08-27T03:35:31.436001829</dc:date>
    <meta:editing-duration>PT6M49S</meta:editing-duration>
    <meta:editing-cycles>1</meta:editing-cycles>
    <meta:document-statistic meta:table-count="0" meta:image-count="0" meta:object-count="0" meta:page-count="1" meta:paragraph-count="9" meta:word-count="22" meta:character-count="181" meta:non-whitespace-character-count="166"/>
    <meta:generator>LibreOffice/25.8.0.4$Linux_X86_64 LibreOffice_project/580$Build-4</meta:generator>
  </office:meta>
</office:document-meta>
</file>